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SZ Text" svg:font-family="'SZ Text', Georgia, Times, serif"/>
    <style:font-face style:name="SZoSans2017" svg:font-family="SZoSans2017, 'Neue Helvetica',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b8f95" officeooo:paragraph-rsid="000b8f95"/>
    </style:style>
    <style:style style:name="P2" style:family="paragraph" style:parent-style-name="Text_20_body">
      <style:text-properties fo:color="#800000" fo:font-weight="bold" officeooo:rsid="000b8f95" officeooo:paragraph-rsid="000b8f95" style:font-weight-asian="bold" style:font-weight-complex="bold"/>
    </style:style>
    <style:style style:name="P3" style:family="paragraph" style:parent-style-name="Text_20_body">
      <style:text-properties fo:color="#800000" fo:font-weight="bold" officeooo:rsid="000d3d00" officeooo:paragraph-rsid="000d3d00" style:font-weight-asian="bold" style:font-weight-complex="bold"/>
    </style:style>
    <style:style style:name="P4" style:family="paragraph" style:parent-style-name="Text_20_body">
      <style:text-properties fo:font-variant="normal" fo:text-transform="none" fo:color="#29293a" style:font-name="SZ Text" fo:letter-spacing="normal" fo:font-style="normal" fo:font-weight="normal" officeooo:rsid="000b8f95" officeooo:paragraph-rsid="000b8f95"/>
    </style:style>
    <style:style style:name="P5" style:family="paragraph" style:parent-style-name="Text_20_body">
      <style:text-properties fo:font-variant="normal" fo:text-transform="none" fo:color="#29293a" style:font-name="SZ Text" fo:letter-spacing="normal" fo:font-style="normal" fo:font-weight="normal" officeooo:rsid="000d3d00" officeooo:paragraph-rsid="000d3d00"/>
    </style:style>
    <style:style style:name="P6" style:family="paragraph" style:parent-style-name="Text_20_body">
      <style:text-properties fo:font-variant="normal" fo:text-transform="none" fo:color="#444444" style:font-name="Arial" fo:font-size="10.5pt" fo:letter-spacing="normal" fo:font-style="normal" fo:font-weight="normal" officeooo:rsid="000dad08" officeooo:paragraph-rsid="000dad08"/>
    </style:style>
    <style:style style:name="P7" style:family="paragraph" style:parent-style-name="Text_20_body">
      <style:text-properties officeooo:rsid="000d3d00" officeooo:paragraph-rsid="000d3d00"/>
    </style:style>
    <style:style style:name="P8" style:family="paragraph" style:parent-style-name="Text_20_body">
      <style:text-properties officeooo:paragraph-rsid="000dad08"/>
    </style:style>
    <style:style style:name="P9" style:family="paragraph" style:parent-style-name="Text_20_body">
      <style:paragraph-properties fo:margin-left="0in" fo:margin-right="0in" fo:orphans="2" fo:widows="2" fo:text-indent="0in" style:auto-text-indent="false"/>
      <style:text-properties fo:font-variant="normal" fo:text-transform="none" fo:color="#444444" style:font-name="Arial" fo:font-size="10.5pt" fo:letter-spacing="normal" fo:font-style="normal" fo:font-weight="normal"/>
    </style:style>
    <style:style style:name="P10"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444444" style:font-name="Arial" fo:font-size="10.5pt" fo:letter-spacing="normal" fo:font-style="normal" fo:font-weight="normal"/>
    </style:style>
    <style:style style:name="P11"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444444" style:font-name="Arial" fo:font-size="10.5pt" fo:letter-spacing="normal" fo:font-style="normal" fo:font-weight="normal" officeooo:rsid="000dad08" officeooo:paragraph-rsid="000dad08"/>
    </style:style>
    <style:style style:name="P12" style:family="paragraph" style:parent-style-name="Text_20_body">
      <style:paragraph-properties fo:margin-left="0in" fo:margin-right="0in" fo:margin-top="0in" fo:margin-bottom="0in" style:contextual-spacing="false" fo:orphans="2" fo:widows="2" fo:text-indent="0in" style:auto-text-indent="false"/>
    </style:style>
    <style:style style:name="P13"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style:font-name="SZoSans2017" fo:letter-spacing="normal" fo:font-style="normal" fo:font-weight="bold"/>
    </style:style>
    <style:style style:name="P14"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style:font-name="SZoSans2017" fo:letter-spacing="normal" fo:font-style="normal" fo:font-weight="normal"/>
    </style:style>
    <style:style style:name="P15"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style:font-name="SZoSans2017" fo:letter-spacing="normal" fo:font-style="normal" fo:font-weight="normal" officeooo:rsid="000d3d00" officeooo:paragraph-rsid="000d3d00"/>
    </style:style>
    <style:style style:name="P16"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9293a" style:font-name="SZ Text" fo:letter-spacing="normal" fo:font-style="normal" fo:font-weight="normal"/>
    </style:style>
    <style:style style:name="P17"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444444" style:font-name="Arial" fo:font-size="10.5pt" fo:letter-spacing="normal" fo:font-style="normal" fo:font-weight="normal"/>
    </style:style>
    <style:style style:name="P18" style:family="paragraph" style:parent-style-name="Text_20_body" style:list-style-name="L23">
      <style:paragraph-properties fo:margin-left="0in" fo:margin-right="0in" fo:margin-top="0in" fo:margin-bottom="0in" style:contextual-spacing="false" fo:orphans="2" fo:widows="2" fo:text-indent="0in" style:auto-text-indent="false" fo:padding="0in" fo:border="none"/>
      <style:text-properties fo:font-variant="normal" fo:text-transform="none" fo:color="#444444" style:font-name="Arial" fo:font-size="10.5pt" fo:letter-spacing="normal" fo:font-style="normal" fo:font-weight="normal"/>
    </style:style>
    <style:style style:name="P19"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20" style:family="paragraph" style:parent-style-name="Text_20_body" style:list-style-name="L7">
      <style:paragraph-properties fo:margin-left="0in" fo:margin-right="0in" fo:margin-top="0in" fo:margin-bottom="0in" style:contextual-spacing="false" fo:orphans="2" fo:widows="2" fo:text-indent="0in" style:auto-text-indent="false" fo:padding="0in" fo:border="none"/>
    </style:style>
    <style:style style:name="P21" style:family="paragraph" style:parent-style-name="Text_20_body" style:list-style-name="L8">
      <style:paragraph-properties fo:margin-left="0in" fo:margin-right="0in" fo:margin-top="0in" fo:margin-bottom="0in" style:contextual-spacing="false" fo:orphans="2" fo:widows="2" fo:text-indent="0in" style:auto-text-indent="false" fo:padding="0in" fo:border="none"/>
    </style:style>
    <style:style style:name="P22" style:family="paragraph" style:parent-style-name="Text_20_body" style:list-style-name="L9">
      <style:paragraph-properties fo:margin-left="0in" fo:margin-right="0in" fo:margin-top="0in" fo:margin-bottom="0in" style:contextual-spacing="false" fo:orphans="2" fo:widows="2" fo:text-indent="0in" style:auto-text-indent="false" fo:padding="0in" fo:border="none"/>
    </style:style>
    <style:style style:name="P23" style:family="paragraph" style:parent-style-name="Text_20_body" style:list-style-name="L10">
      <style:paragraph-properties fo:margin-left="0in" fo:margin-right="0in" fo:margin-top="0in" fo:margin-bottom="0in" style:contextual-spacing="false" fo:orphans="2" fo:widows="2" fo:text-indent="0in" style:auto-text-indent="false" fo:padding="0in" fo:border="none"/>
    </style:style>
    <style:style style:name="P24" style:family="paragraph" style:parent-style-name="Text_20_body" style:list-style-name="L11">
      <style:paragraph-properties fo:margin-left="0in" fo:margin-right="0in" fo:margin-top="0in" fo:margin-bottom="0in" style:contextual-spacing="false" fo:orphans="2" fo:widows="2" fo:text-indent="0in" style:auto-text-indent="false" fo:padding="0in" fo:border="none"/>
    </style:style>
    <style:style style:name="P25" style:family="paragraph" style:parent-style-name="Text_20_body" style:list-style-name="L12">
      <style:paragraph-properties fo:margin-left="0in" fo:margin-right="0in" fo:margin-top="0in" fo:margin-bottom="0in" style:contextual-spacing="false" fo:orphans="2" fo:widows="2" fo:text-indent="0in" style:auto-text-indent="false" fo:padding="0in" fo:border="none"/>
    </style:style>
    <style:style style:name="P26" style:family="paragraph" style:parent-style-name="Text_20_body" style:list-style-name="L13">
      <style:paragraph-properties fo:margin-left="0in" fo:margin-right="0in" fo:margin-top="0in" fo:margin-bottom="0in" style:contextual-spacing="false" fo:orphans="2" fo:widows="2" fo:text-indent="0in" style:auto-text-indent="false" fo:padding="0in" fo:border="none"/>
    </style:style>
    <style:style style:name="P27" style:family="paragraph" style:parent-style-name="Text_20_body" style:list-style-name="L14">
      <style:paragraph-properties fo:margin-left="0in" fo:margin-right="0in" fo:margin-top="0in" fo:margin-bottom="0in" style:contextual-spacing="false" fo:orphans="2" fo:widows="2" fo:text-indent="0in" style:auto-text-indent="false" fo:padding="0in" fo:border="none"/>
    </style:style>
    <style:style style:name="P28" style:family="paragraph" style:parent-style-name="Text_20_body" style:list-style-name="L15">
      <style:paragraph-properties fo:margin-left="0in" fo:margin-right="0in" fo:margin-top="0in" fo:margin-bottom="0in" style:contextual-spacing="false" fo:orphans="2" fo:widows="2" fo:text-indent="0in" style:auto-text-indent="false" fo:padding="0in" fo:border="none"/>
    </style:style>
    <style:style style:name="P29" style:family="paragraph" style:parent-style-name="Text_20_body" style:list-style-name="L16">
      <style:paragraph-properties fo:margin-left="0in" fo:margin-right="0in" fo:margin-top="0in" fo:margin-bottom="0in" style:contextual-spacing="false" fo:orphans="2" fo:widows="2" fo:text-indent="0in" style:auto-text-indent="false" fo:padding="0in" fo:border="none"/>
    </style:style>
    <style:style style:name="P30" style:family="paragraph" style:parent-style-name="Text_20_body" style:list-style-name="L17">
      <style:paragraph-properties fo:margin-left="0in" fo:margin-right="0in" fo:margin-top="0in" fo:margin-bottom="0in" style:contextual-spacing="false" fo:orphans="2" fo:widows="2" fo:text-indent="0in" style:auto-text-indent="false" fo:padding="0in" fo:border="none"/>
    </style:style>
    <style:style style:name="P31" style:family="paragraph" style:parent-style-name="Text_20_body" style:list-style-name="L18">
      <style:paragraph-properties fo:margin-left="0in" fo:margin-right="0in" fo:margin-top="0in" fo:margin-bottom="0in" style:contextual-spacing="false" fo:orphans="2" fo:widows="2" fo:text-indent="0in" style:auto-text-indent="false" fo:padding="0in" fo:border="none"/>
    </style:style>
    <style:style style:name="P32" style:family="paragraph" style:parent-style-name="Text_20_body" style:list-style-name="L20">
      <style:paragraph-properties fo:margin-left="0in" fo:margin-right="0in" fo:margin-top="0in" fo:margin-bottom="0in" style:contextual-spacing="false" fo:orphans="2" fo:widows="2" fo:text-indent="0in" style:auto-text-indent="false" fo:padding="0in" fo:border="none"/>
    </style:style>
    <style:style style:name="P33" style:family="paragraph" style:parent-style-name="Text_20_body" style:list-style-name="L21">
      <style:paragraph-properties fo:margin-left="0in" fo:margin-right="0in" fo:margin-top="0in" fo:margin-bottom="0in" style:contextual-spacing="false" fo:orphans="2" fo:widows="2" fo:text-indent="0in" style:auto-text-indent="false" fo:padding="0in" fo:border="none"/>
    </style:style>
    <style:style style:name="P34" style:family="paragraph" style:parent-style-name="Text_20_body" style:list-style-name="L22">
      <style:paragraph-properties fo:margin-left="0in" fo:margin-right="0in" fo:margin-top="0in" fo:margin-bottom="0in" style:contextual-spacing="false" fo:orphans="2" fo:widows="2" fo:text-indent="0in" style:auto-text-indent="false" fo:padding="0in" fo:border="none"/>
    </style:style>
    <style:style style:name="P35" style:family="paragraph" style:parent-style-name="Text_20_body" style:list-style-name="L23">
      <style:paragraph-properties fo:margin-left="0in" fo:margin-right="0in" fo:margin-top="0in" fo:margin-bottom="0in" style:contextual-spacing="false" fo:orphans="2" fo:widows="2" fo:text-indent="0in" style:auto-text-indent="false" fo:padding="0in" fo:border="none"/>
    </style:style>
    <style:style style:name="P36" style:family="paragraph" style:parent-style-name="Text_20_body" style:list-style-name="L19">
      <style:paragraph-properties fo:margin-left="0in" fo:margin-right="0in" fo:margin-top="0in" fo:margin-bottom="0in" style:contextual-spacing="false" fo:orphans="2" fo:widows="2" fo:text-indent="0in" style:auto-text-indent="false" fo:padding="0in" fo:border="none"/>
      <style:text-properties officeooo:rsid="000dad08" officeooo:paragraph-rsid="000dad08"/>
    </style:style>
    <style:style style:name="P37" style:family="paragraph" style:parent-style-name="Heading_20_3">
      <style:text-properties fo:font-variant="normal" fo:text-transform="none" fo:color="#29293a" style:font-name="SZoSans2017" fo:letter-spacing="normal" fo:font-style="normal" fo:font-weight="bold" officeooo:rsid="000b8f95" officeooo:paragraph-rsid="000b8f95"/>
    </style:style>
    <style:style style:name="P38" style:family="paragraph" style:parent-style-name="Heading_20_3">
      <style:text-properties fo:font-variant="normal" fo:text-transform="none" fo:color="#333333" style:font-name="Arial" fo:letter-spacing="normal" fo:font-style="normal" fo:font-weight="bold"/>
    </style:style>
    <style:style style:name="P39" style:family="paragraph" style:parent-style-name="Heading_20_3">
      <style:text-properties fo:font-variant="normal" fo:text-transform="none" fo:color="#333333" style:font-name="Arial" fo:letter-spacing="normal" fo:font-style="normal" fo:font-weight="bold" officeooo:rsid="000dad08" officeooo:paragraph-rsid="000dad08"/>
    </style:style>
    <style:style style:name="P40" style:family="paragraph" style:parent-style-name="Heading_20_3">
      <style:text-properties fo:font-variant="normal" fo:text-transform="none" fo:color="#333333" style:font-name="Arial" fo:letter-spacing="normal" fo:font-style="normal" fo:font-weight="bold" officeooo:paragraph-rsid="000dad08"/>
    </style:style>
    <style:style style:name="P41" style:family="paragraph" style:parent-style-name="Heading_20_3">
      <style:paragraph-properties fo:margin-left="0in" fo:margin-right="0in" fo:orphans="2" fo:widows="2" fo:text-indent="0in" style:auto-text-indent="false"/>
    </style:style>
    <style:style style:name="P42" style:family="paragraph" style:parent-style-name="Heading_20_3">
      <style:paragraph-properties fo:margin-left="0in" fo:margin-right="0in" fo:margin-top="0in" fo:margin-bottom="0in" style:contextual-spacing="false" fo:orphans="2" fo:widows="2" fo:text-indent="0in" style:auto-text-indent="false"/>
      <style:text-properties fo:font-variant="normal" fo:text-transform="none" fo:color="#333333" style:font-name="Arial" fo:letter-spacing="normal" fo:font-style="normal" fo:font-weight="bold"/>
    </style:style>
    <style:style style:name="P43" style:family="paragraph" style:parent-style-name="Heading_20_3">
      <style:paragraph-properties fo:margin-left="0in" fo:margin-right="0in" fo:margin-top="0in" fo:margin-bottom="0in" style:contextual-spacing="false" fo:orphans="2" fo:widows="2" fo:text-indent="0in" style:auto-text-indent="false"/>
      <style:text-properties fo:font-variant="normal" fo:text-transform="none" fo:color="#333333" style:font-name="Arial" fo:font-size="10.5pt" fo:letter-spacing="normal" fo:font-style="normal" fo:font-weight="bold"/>
    </style:style>
    <style:style style:name="P44" style:family="paragraph" style:parent-style-name="Heading_20_3">
      <style:paragraph-properties fo:margin-left="0in" fo:margin-right="0in" fo:margin-top="0in" fo:margin-bottom="0in" style:contextual-spacing="false" fo:orphans="2" fo:widows="2" fo:text-indent="0in" style:auto-text-indent="false"/>
      <style:text-properties fo:font-variant="normal" fo:text-transform="none" fo:color="#333333" style:font-name="Arial" fo:font-size="10.5pt" fo:letter-spacing="normal" fo:font-style="normal" fo:font-weight="bold" officeooo:rsid="000dad08" officeooo:paragraph-rsid="000dad08"/>
    </style:style>
    <style:style style:name="P45" style:family="paragraph" style:parent-style-name="Heading_20_3">
      <style:paragraph-properties fo:margin-left="0in" fo:margin-right="0in" fo:margin-top="0in" fo:margin-bottom="0in" style:contextual-spacing="false" fo:orphans="2" fo:widows="2" fo:text-indent="0in" style:auto-text-indent="false" fo:padding="0in" fo:border="none"/>
      <style:text-properties fo:font-variant="normal" fo:text-transform="none" fo:color="#29293a" style:font-name="SZoSans2017" fo:letter-spacing="normal" fo:font-style="normal" fo:font-weight="bold"/>
    </style:style>
    <style:style style:name="P46" style:family="paragraph" style:parent-style-name="Heading_20_3" style:list-style-name="L11">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style:font-name="Arial" fo:letter-spacing="normal" fo:font-style="normal" fo:font-weight="bold"/>
    </style:style>
    <style:style style:name="P47" style:family="paragraph" style:parent-style-name="Heading_20_3">
      <style:paragraph-properties fo:margin-left="0in" fo:margin-right="0in" fo:margin-top="0in" fo:margin-bottom="0.0209in" style:contextual-spacing="false" fo:orphans="2" fo:widows="2" fo:text-indent="0in" style:auto-text-indent="false" fo:padding="0in" fo:border="none"/>
      <style:text-properties fo:font-variant="normal" fo:text-transform="none" fo:color="#333333" style:font-name="Arial" fo:letter-spacing="normal" fo:font-style="normal" fo:font-weight="bold"/>
    </style:style>
    <style:style style:name="P48" style:family="paragraph" style:parent-style-name="Heading_20_2">
      <style:text-properties fo:font-variant="normal" fo:text-transform="none" fo:color="#29293a" style:font-name="SZoSans2017" fo:font-size="22.5pt" fo:letter-spacing="normal" fo:font-style="normal" fo:font-weight="bold" officeooo:rsid="000b8f95" officeooo:paragraph-rsid="000b8f95"/>
    </style:style>
    <style:style style:name="P49" style:family="paragraph" style:parent-style-name="Heading_20_2">
      <style:text-properties fo:font-variant="normal" fo:text-transform="none" fo:color="#333333" style:font-name="Arial" fo:letter-spacing="normal" fo:font-style="normal" fo:font-weight="bold"/>
    </style:style>
    <style:style style:name="P50" style:family="paragraph" style:parent-style-name="Heading_20_2">
      <style:paragraph-properties fo:margin-left="0in" fo:margin-right="0in" fo:margin-top="0in" fo:margin-bottom="0in" style:contextual-spacing="false" fo:orphans="2" fo:widows="2" fo:text-indent="0in" style:auto-text-indent="false"/>
      <style:text-properties fo:font-variant="normal" fo:text-transform="none" fo:color="#333333" style:font-name="Arial" fo:letter-spacing="normal" fo:font-style="normal" fo:font-weight="bold"/>
    </style:style>
    <style:style style:name="P51" style:family="paragraph" style:parent-style-name="Heading_20_4">
      <style:paragraph-properties fo:margin-left="0in" fo:margin-right="0in" fo:margin-top="0in" fo:margin-bottom="0in" style:contextual-spacing="false" fo:orphans="2" fo:widows="2" fo:text-indent="0in" style:auto-text-indent="false"/>
      <style:text-properties fo:font-variant="normal" fo:text-transform="none" fo:color="#333333" style:font-name="Arial" fo:letter-spacing="normal" fo:font-style="normal"/>
    </style:style>
    <style:style style:name="P52" style:family="paragraph" style:parent-style-name="Heading_20_4">
      <style:paragraph-properties fo:margin-left="0in" fo:margin-right="0in" fo:margin-top="0in" fo:margin-bottom="0in" style:contextual-spacing="false" fo:orphans="2" fo:widows="2" fo:text-indent="0in" style:auto-text-indent="false"/>
      <style:text-properties fo:font-variant="normal" fo:text-transform="none" fo:color="#333333" style:font-name="Arial" fo:font-size="10.5pt" fo:letter-spacing="normal" fo:font-style="normal" fo:font-weight="normal"/>
    </style:style>
    <style:style style:name="T1" style:family="text">
      <style:text-properties fo:font-variant="normal" fo:text-transform="none" fo:color="#333333" style:font-name="SZoSans2017" fo:letter-spacing="normal" fo:font-style="normal" fo:font-weight="bold"/>
    </style:style>
    <style:style style:name="T2" style:family="text">
      <style:text-properties fo:font-variant="normal" fo:text-transform="none" fo:color="#333333" style:font-name="Arial" fo:font-size="10.5pt" fo:letter-spacing="normal" fo:font-style="normal" fo:font-weight="bold"/>
    </style:style>
    <style:style style:name="T3" style:family="text">
      <style:text-properties fo:font-variant="normal" fo:text-transform="none" fo:color="#333333" style:font-name="Arial" fo:font-size="10.5pt" fo:letter-spacing="normal" fo:font-style="normal" fo:font-weight="bold" officeooo:rsid="000dad08"/>
    </style:style>
    <style:style style:name="T4" style:family="text">
      <style:text-properties fo:font-variant="normal" fo:text-transform="none" fo:color="#333333" style:font-name="Arial" fo:letter-spacing="normal" fo:font-style="normal" fo:font-weight="bold"/>
    </style:style>
    <style:style style:name="T5" style:family="text">
      <style:text-properties fo:font-variant="normal" fo:text-transform="none" fo:color="#29293a" style:font-name="SZ Text" fo:letter-spacing="normal" fo:font-style="normal" fo:font-weight="bold"/>
    </style:style>
    <style:style style:name="T6" style:family="text">
      <style:text-properties fo:font-variant="normal" fo:text-transform="none" fo:color="#29293a" style:font-name="SZ Text" fo:letter-spacing="normal" fo:font-style="normal" fo:font-weight="normal"/>
    </style:style>
    <style:style style:name="T7" style:family="text">
      <style:text-properties fo:font-variant="normal" fo:text-transform="none" fo:color="#009999" style:font-name="SZ Text" fo:letter-spacing="normal" fo:font-style="normal" style:text-underline-style="solid" style:text-underline-width="auto" style:text-underline-color="font-color" fo:font-weight="normal"/>
    </style:style>
    <style:style style:name="T8" style:family="text">
      <style:text-properties fo:font-variant="normal" fo:text-transform="none" fo:color="#444444" style:font-name="Arial" fo:font-size="10.5pt" fo:letter-spacing="normal" fo:font-style="normal" fo:font-weight="normal"/>
    </style:style>
    <style:style style:name="T9" style:family="text">
      <style:text-properties fo:font-variant="normal" fo:text-transform="none" fo:color="#444444" style:font-name="Arial" fo:font-size="10.5pt" fo:letter-spacing="normal" fo:font-style="normal" fo:font-weight="normal" fo:padding="0in" fo:border="none"/>
    </style:style>
    <style:style style:name="T10" style:family="text">
      <style:text-properties fo:font-variant="normal" fo:text-transform="none" fo:color="#444444" style:font-name="Arial" fo:font-size="10.5pt" fo:letter-spacing="normal" fo:font-style="normal" fo:font-weight="normal" officeooo:rsid="000dad08"/>
    </style:style>
    <style:style style:name="T11" style:family="text">
      <style:text-properties fo:font-variant="normal" fo:text-transform="none" fo:color="#444444" style:font-name="Arial" fo:font-size="10.5pt" fo:letter-spacing="normal" fo:font-style="normal" fo:padding="0in" fo:border="none"/>
    </style:style>
    <style:style style:name="T12" style:family="text">
      <style:text-properties fo:font-variant="normal" fo:text-transform="none" fo:color="#444444" style:font-name="Arial" fo:font-size="10.5pt" fo:letter-spacing="normal" fo:font-style="normal" style:text-underline-style="solid" style:text-underline-width="auto" style:text-underline-color="font-color" fo:font-weight="normal" fo:padding="0in" fo:border="none"/>
    </style:style>
    <style:style style:name="T13" style:family="text">
      <style:text-properties fo:font-variant="normal" fo:text-transform="none" fo:color="#444444" fo:letter-spacing="normal"/>
    </style:style>
    <style:style style:name="T14" style:family="text">
      <style:text-properties fo:font-variant="normal" fo:text-transform="none" fo:color="#444444" fo:letter-spacing="normal" fo:padding="0in" fo:border="none"/>
    </style:style>
    <style:style style:name="T15" style:family="text">
      <style:text-properties fo:font-variant="normal" fo:text-transform="none" fo:color="#6c6c6c" style:font-name="Arial" fo:font-size="10.5pt" fo:letter-spacing="normal" fo:font-style="normal" fo:font-weight="normal" fo:padding="0in" fo:border="none"/>
    </style:style>
    <style:style style:name="T16" style:family="text">
      <style:text-properties fo:font-variant="normal" fo:text-transform="none" fo:color="#668899" style:font-name="Arial" fo:font-size="10.5pt" fo:letter-spacing="normal" fo:font-style="normal" style:text-underline-style="solid" style:text-underline-width="auto" style:text-underline-color="font-color" fo:font-weight="normal" fo:padding="0in" fo:border="none"/>
    </style:style>
    <style:style style:name="T17" style:family="text">
      <style:text-properties fo:font-variant="normal" fo:text-transform="none" fo:color="#800000" style:font-name="Arial" fo:font-size="10.5pt" fo:letter-spacing="normal" fo:font-style="normal" fo:font-weight="normal" fo:padding="0in" fo:border="none"/>
    </style:style>
    <style:style style:name="T18" style:family="text">
      <style:text-properties fo:font-variant="normal" fo:text-transform="none" fo:color="#008000" style:font-name="Arial" fo:font-size="10.5pt" fo:letter-spacing="normal" fo:font-style="normal" fo:font-weight="normal" fo:padding="0in" fo:border="none"/>
    </style:style>
    <style:style style:name="T19" style:family="text">
      <style:text-properties fo:font-variant="normal" fo:text-transform="none" style:font-name="Arial" fo:font-size="10.5pt" fo:letter-spacing="normal" fo:font-style="normal" fo:font-weight="normal" fo:padding="0in" fo:border="none"/>
    </style:style>
    <style:style style:name="T20" style:family="text">
      <style:text-properties fo:font-variant="normal" fo:text-transform="none" fo:color="#339966" style:font-name="Arial" fo:font-size="10.5pt" fo:letter-spacing="normal" fo:font-style="normal" fo:font-weight="normal" fo:padding="0in" fo:border="none"/>
    </style:style>
    <style:style style:name="T21" style:family="text">
      <style:text-properties fo:font-variant="normal" fo:text-transform="none" fo:color="#000000" style:font-name="Arial" fo:font-size="10.5pt" fo:letter-spacing="normal" fo:font-style="normal" fo:font-weight="normal" fo:padding="0in" fo:border="none"/>
    </style:style>
    <style:style style:name="T22" style:family="text">
      <style:text-properties fo:font-weight="bold"/>
    </style:style>
    <style:style style:name="T23" style:family="text">
      <style:text-properties fo:font-weight="normal" fo:padding="0in" fo:border="none"/>
    </style:style>
    <style:style style:name="T24" style:family="text">
      <style:text-properties fo:color="#668899" style:text-underline-style="solid" style:text-underline-width="auto" style:text-underline-color="font-color" fo:padding="0in" fo:border="none"/>
    </style:style>
    <style:style style:name="T25" style:family="text">
      <style:text-properties fo:color="#333333" fo:font-size="13.5pt" fo:font-weight="bold"/>
    </style:style>
    <style:style style:name="T26" style:family="text">
      <style:text-properties fo:color="#339966" fo:font-weight="normal" fo:padding="0in" fo:border="none"/>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form:form form:apply-filter="true" form:method="post" form:control-implementation="ooo:com.sun.star.form.component.Form" office:target-frame="" xlink:href="http://www.bildung-news.com/wp-comments-post.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Welche Rolle übernehmen Sie in einem Team?</text:p>
      <text:p text:style-name="P14">Falsche Antwort: "Ich bin eher der Macher" oder "Ich bin eher der Moderator".</text:p>
      <text:p text:style-name="P14">Legen Sie sich nicht fest, Sie sind in der Lage, situationsbedingt immer wieder verschiedene Rollen anzunehmen. Machen Sie deutlich, dass Sie ein gutes Gespür für die sich verändernden Anforderungen an ein Team haben.</text:p>
      <text:p text:style-name="Text_20_body"><text:line-break/><text:span text:style-name="T1">Worin sehen Sie ihre größte Stärke?</text:span></text:p>
      <text:p text:style-name="P14">Nicht gut: "Ich verfüge über eine sehr große Begeisterungsfähigkeit"</text:p>
      <text:p text:style-name="P14">Klingt im ersten Moment gut. Aber die Frage ist, ob die genannte Stärke auch immer eine solche ist. Wer begeisterungsfähig ist, neigt möglicherweise auch zu Sprunghaftigkeit und läuft Gefahr, Projekte, an denen er das Interesse verloren hat, nicht erfolgreich zu beenden. Es gibt aber auch Eigenschaften, die Sie immer in ein positives Licht rücken. Freude am Lernen zum Beispiel:</text:p>
      <text:p text:style-name="P14">"Hm, wenn ich nur eine nennen soll ..., dann sage ich, dass ich neugierig bin und deshalb gerne lerne. Es macht mir einfach Spaß, mir neues Wissen anzueignen und zu verstehen, wie die Dinge zusammenhängen und funktionieren."</text:p>
      <text:p text:style-name="P13">Was war Ihr größter Misserfolg?</text:p>
      <text:p text:style-name="P14">Falsche Antwort: "Mein größter Misserfolg war, dass ich während des Studiums eine Mathematikprüfung in den Sand setzte und deshalb ein ganzes Semester dranhängen musste. In der Schule war ich immer einer der besten, aber auf der Uni habe ich mich wohl zu sehr von den anderen ablenken lassen."</text:p>
      <text:p text:style-name="P14">Fehler eingestehen ist gut, aber zu viele Details sollten Sie dem Vorgesetzten ersparen. Anstatt die Schuld auf andere zu schieben, lieber betonen, dass man die Gründe für den Misserfolg analysiert, aus den Fehlern gelernt und Verantwortung übernommen hat.</text:p>
      <text:p text:style-name="P14">Also beispielsweise: "Mein größter Misserfolg war, dass ich während meines Studiums eine Mathematikprüfung in den Sand gesetzt habe und deshalb ein ganzes Semester dranhängen musste. Damals war ich natürlich sehr enttäuscht, aber heute weiß ich, dass ich einfach zu spät mit dem Lernen begonnen habe und die wichtigen Dinge rechtzeitig angehen muss."</text:p>
      <text:p text:style-name="P13">Schätzen Sie sich als Führungspersönlichkeit oder als Mitarbeiter ein?</text:p>
      <text:p text:style-name="P14">Ungünstig: "Zurzeit bewerbe ich mich bei Ihnen als Sachbearbeiter, aber ich habe schon den Ehrgeiz, demnächst Führungsaufgaben zu übernehmen."</text:p>
      <text:p text:style-name="P14">Ihr Gegenüber darf auf keinen Fall den Eindruck erhalten, Sie sähen die ausgeschriebene Stelle nur als Sprungbrett für höhere Aufgaben an. Konzentrieren Sie sich auf die Stelle, auf die Sie sich gerade bewerben und vermitteln Sie glaubwürdig, dass Sie führen können, sich aber auch führen lassen. Je nachdem, wie es die Situation verlangt.</text:p>
      <text:p text:style-name="P14">Also beispielsweise: "Das kommt ganz auf die Situation an. Ich denke, dass ich beide Rollen sehr gut ausfüllen kann. Auf der einen Seite kann ich sehr gut im <text:soft-page-break/>Team arbeiten, auf der anderen Seite traue ich mir auch zu, ein Team zu leiten und andere miteinzubeziehen."</text:p>
      <text:p text:style-name="P13">Was ist Ihnen in Ihrem Leben wichtig?</text:p>
      <text:p text:style-name="P15">Schlecht: "Gesundheit, ein herausfordernder Job und gesunde Beziehungen."</text:p>
      <text:p text:style-name="P14">Diese Aussage geht zwar in die richtige Richtung, aber Sie sollten ein bisschen weiter ausholen, schließlich möchte Ihr Gesprächspartner Sie besser kennenlernen. Und: Sie befinden sich in einem Bewerbungsgespräch, also nicht zu viel Privates.</text:p>
      <text:p text:style-name="P14">Eine Möglichkeit: "Ich mag meinen Beruf und ich liebe meine Familie. Diese beiden Bereiche sollen sich ergänzen. Ich suche einen Job, der mich fordert, wo ich etwas lerne und wo ich mich wirklich einbringen kann. Auf der anderen Seite brauche ich aber auch mein privates Umfeld, auf das ich mich verlassen und in dem ich mich regenerieren kann."</text:p>
      <text:p text:style-name="Text_20_body"><text:line-break/><text:span text:style-name="T1">Welche Vorbilder haben Sie?</text:span></text:p>
      <text:p text:style-name="P14">Falsch: "Im Moment fallen mir eigentlich keine ein. Ich denke, ich gehe einfach lieber meine eigenen Wege."</text:p>
      <text:p text:style-name="P14">Die Frage nach Vorbildern sagt einiges über Sie aus und macht im besten Fall den Weg für Nachfragen frei. Idealerweise sollten Sie Beispiele nennen, aus denen sich Ihre besondere Eignung für den Job ableiten lässt.</text:p>
      <text:p text:style-name="P14">Zum Beispiel: "Vorbilder - sagen wir es mal so: Es gibt Menschen, die mich beeindruckt haben, weil ich von ihnen sehr viel gelernt habe. Ich erinnere mich da gerne an meinen Berufsschullehrer, der mich erst so richtig für einen technischen Beruf begeistert hat. Er war für mich der Grund, warum ich nach meiner Berufsausbildung noch studiert habe."</text:p>
      <text:p text:style-name="P13">Warum haben Sie sich für diese Ausbildung/dieses Studium entschieden?</text:p>
      <text:p text:style-name="P14">Besser nicht: "In unserer Familie gibt es eine lange Tradition. Ich habe nicht wie viele meiner Schulfreunde aus Verlegenheit dieses Fach studiert. Schon mein Vater und mein Großvater waren Juristen, deshalb kam ich früh mit dem Beruf in Berührung und es wurde bald klar, dass das auch mein Weg werden würde."</text:p>
      <text:p text:style-name="P14">Sie sollten niemals einen Beruf ergreifen, weil Ihre Eltern das für richtig halten oder es einer Familientradition entspricht. Ihrem Gesprächspartner sollten Sie klarmachen, dass Ihr Beruf Ihre Berufung ist.</text:p>
      <text:p text:style-name="P14">Zum Beispiel so: "Mein Ziel, Rechtsanwalt zu werden, hat mich immer bestärkt. Dafür war das Studium nun mal Voraussetzung und daher fiel es mir leicht, es zügig durchzuziehen. Mein Ziel war ja nicht, Student zu sein, sondern diesen Beruf ausüben zu können. Man lernt als Rechtsanwalt viele Menschen und ihre Probleme kennen. Das hat mich schon immer fasziniert, auch in meinen Praxissemestern."</text:p>
      <text:p text:style-name="P13">Wie lange sind Sie schon auf Jobsuche?</text:p>
      <text:p text:style-name="P14">Nicht: "Sechs Monate."</text:p>
      <text:p text:style-name="P14"><text:soft-page-break/>Die Antwort ist zwar sehr präzise, verrät ihrem Gegenüber aber nichts über Ihre Persönlichkeit. Am besten, Sie verpacken noch ein paar positive Botschaften in Ihre Antwort, wie Ihre Motivation oder absolvierte Fortbildungen.</text:p>
      <text:p text:style-name="P14">Etwa so: "Das letzte Arbeitsverhältnis verlief nicht so wie geplant, danach brauchte ich erst einmal etwas Zeit für mich, um eine Strategie für die Zukunft festzulegen und mich auf neue Herausforderungen vorzubereiten. Ich habe mich weitergebildet und mir ein sehr gutes Bild vom Arbeitsmarkt verschafft. Das hat etwas gedauert. Aber heute bin ich hier und ich bin sicher, dass ich die vergangenen Monate gut investiert habe. Davon würde ich Sie gerne überzeugen."</text:p>
      <text:p text:style-name="P13">Was unterscheidet Sie von anderen Bewerbern?</text:p>
      <text:p text:style-name="P14">Falsche Antwort: "Dafür müsste ich die anderen Bewerber erst einmal sehen ..."</text:p>
      <text:p text:style-name="P14">Das mag treffend sein, aber die Frage hinter der Frage lautet: Warum sollen wir uns für Sie entscheiden? Also einfach mal die eigenen Stärken in den Vordergrund stellen, um dem Arbeitgeber deutlich zu machen, welchen Nutzen er von Ihnen haben würde.</text:p>
      <text:p text:style-name="P14">Zum Beispiel: "Ich hab mittlerweile einen sehr guten Überblick über die Anforderungen der ausgeschriebenen Stelle bekommen und ich glaube zu wissen, wie die beste Besetzung aussieht. Lassen Sie mich drei wesentliche Punkte herausgreifen ..."</text:p>
      <text:p text:style-name="P13">Möchten Sie in der nächsten Zeit eine Familie gründen?</text:p>
      <text:p text:style-name="P14">Ungünstig: "Darauf möchte ich nicht antworten."</text:p>
      <text:p text:style-name="P14">Mit dieser Antwort tun Sie sich vermutlich keinen Gefallen, auch wenn die Frage an sich unzulässig ist. Eine ausweichende Antwort ist oft am besten.</text:p>
      <text:p text:style-name="P14">Zum Beispiel: "Mein Mann und ich sind uns einig, dass wir beide jetzt, so frisch nach dem Studium, erst einmal beruflich Fuß fassen wollen. Auf lange Sicht könnte eine Familiengründung zwar durchaus denkbar sein, das ist aber kein Thema in den kommenden Jahren."</text:p>
      <text:p text:style-name="Text_20_body"><text:line-break/><text:span text:style-name="T1">Sind Sie bereit, Überstunden zu leisten?</text:span></text:p>
      <text:p text:style-name="P14">Falsche Antwort: "Klar, ich weiß doch, wie das Tagesgeschäft aussieht. Überstunden sind für mich kein Problem."</text:p>
      <text:p text:style-name="P14">Das ist wenig glaubhaft, niemand macht gerne Überstunden, außer in seinem Privatleben ist nichts los. Außerdem sollten Sie nicht den Eindruck erwecken, Sie hätten das Tagesgeschäft nicht im Griff.</text:p>
      <text:p text:style-name="P14">Besser: "Grundsätzlich bin ich bestrebt, meine Aufgaben in der zur Verfügung stehenden Zeit zu erledigen. Das Prozedere im Vorfeld sauber zu planen und Prioritäten zu erkennen, sind dafür wichtige Voraussetzungen. (Pause) Wissen Sie, ich suche eine Herausforderung, bei der ich mich einbringen und entwickeln kann. Und so, wie es sich anhört, bieten Sie mir hier eine sehr interessante Aufgabe an. Ich weiß aber auch, dass man nicht jeden Arbeitstag von neun bis 17 Uhr durchplanen kann und deshalb flexibel sein muss. "</text:p>
      <text:p text:style-name="Text_20_body"/>
      <text:p text:style-name="P2"><text:soft-page-break/>Was erwarte ich mir von Führungspersönlichkeit?</text:p>
      <text:p text:style-name="P1"/>
      <text:h text:style-name="P37" text:outline-level="3">1. "Arbeiten Sie lieber im Team oder alleine?"</text:h>
      <text:p text:style-name="P16"><text:span text:style-name="T22">Was soll die Frage?</text:span> Alternativfragen deuten immer auf Glatteis hin, sagt Johannes Stärk, Karriereberater aus Unterhaching bei München. Das Ziel ist, dass Bewerber sich vorschnell auf eine Variante festlegen und sich dann in Widersprüche verstricken, wenn der Personaler Nachfragen stellt. Wer etwa angibt, dass er lieber im Team arbeitet, kommt dann in die Situation, sich dafür rechtfertigen zu müssen, dass er nicht alleine Aufgaben bearbeiten kann.</text:p>
      <text:p text:style-name="P16"><text:span text:style-name="T22">Die ideale Antwort: </text:span>Gut ist, sich nicht vorschnell festzulegen, rät Stärk. Bewerber können etwa sagen: "Das kommt auf die Situation an. Wenn ich mir schnell viel Wissen aneignen muss, bin ich lieber ungestört - bei größeren Präsentationen arbeite ich gerne mit anderen zusammen."</text:p>
      <text:p text:style-name="P16"/>
      <text:h text:style-name="P45" text:outline-level="3">2. "Halten Sie bei Streitereien zu Kollegen oder zum Chef?"</text:h>
      <text:p text:style-name="P16"><text:span text:style-name="T22">Was soll die Frage? </text:span>Hier gilt im Prinzip dasselbe wie bei Frage eins: Der Bewerber soll auf das Glatteis geführt werden. Der Personaler will herausfinden, ob jemand auf einer starren Position verharrt oder eher vermittelnd denkt. Auf keinen Fall das Fähnchen nach dem Wind drehen und sagen: "Ich halte zum Chef". Dann ist gleich die nächste Frage: "Und was ist, wenn der Chef im Unrecht ist?"</text:p>
      <text:p text:style-name="P16"><text:span text:style-name="T22">Die ideale Antwort: </text:span>Auch hier sollten Bewerber es vermeiden, sich auf die eine oder andere Möglichkeit festzulegen. Um Zeit zu gewinnen, können sie erst einmal sagen: "Ich hoffe, dass es keinen Widerspruch gibt zwischen dem Chef und den Mitarbeitern, insbesondere wenn es um die Unternehmensziele geht". Lässt der Personaler dann nicht locker, kann eine Antwort sein: "Ich habe so eine Situation noch nie erlebt, aber ich würde denken, dann setzt man sich zusammen und löst das Problem."</text:p>
      <text:p text:style-name="P1"/>
      <text:h text:style-name="P37" text:outline-level="3">3. "Welche Rolle spielt Geld für Sie?"</text:h>
      <text:p text:style-name="P16"><text:span text:style-name="T22">Was soll die Frage?</text:span> Diese Frage soll testen, ob Bewerber für eine Führungsposition infrage kommen, sagt Christian Püttjer, Karriereberater aus Bredenbek bei Münster. Auch Personaler denken in Klischees: Sie unterstellen Führungskräften, dass Geld für sie ein Statussymbol und ihnen deshalb wichtig ist. Außerdem zeige es Personalern, wie selbstbewusst Jobsuchende sind und ob sie bereit sind, sich unter Wert zu verkaufen.</text:p>
      <text:p text:style-name="P4"><text:span text:style-name="T22">Die ideale Antwort:</text:span> In den allermeisten Fällen ist es als Bewerber nicht sinnvoll, Geld als zweitrangig abzutun. Das gilt selbst dann, wenn Jobsuchende eine Arbeit vor allem aus idealistischen Gründen interessiert, sagt Püttjer. Besser ist zu sagen: "Ich empfinde Geld als Anerkennung für meine beruflichen <text:soft-page-break/>Leistungen. Deswegen finde ich es gut, wenn ich es als Äquivalent zu meinem beruflichen Einsatz auch auf dem Konto habe."</text:p>
      <text:h text:style-name="P45" text:outline-level="3">4. "Ist der Job nicht eine Nummer zu groß für Sie?"</text:h>
      <text:p text:style-name="P16"><text:span text:style-name="T22">Was soll die Frage?</text:span> Die Frage soll Bewerber brüskieren, sagt Stärk. Getestet werden Souveränität und Stressresistenz. Personaler wollen nun wissen: Wie schlagfertig und souverän ist der Bewerber? Ist er rhetorisch geschickt? Gelingt es ihm gar, diese Frage ins Positive zu wenden?</text:p>
      <text:p text:style-name="P16"><text:span text:style-name="T22">Die ideale Antwort:</text:span> Hier zählen Jobsuchende am besten selbstbewusst die eigenen Stärken auf. Auf keinen Fall dürfen sich Bewerber verunsichern lassen, das wirkt unsouverän. Stattdessen sagen sie am besten: "Ich bin auf jeden Fall der Richtige, Sie haben mich ja auch eingeladen." Im Anschluss können sie dann zwei bis drei Kriterien aufzählen, warum sie für den Job gut geeignet sind.</text:p>
      <text:h text:style-name="P48" text:outline-level="2">5. "Können Sie uns zehn Schwächen von sich nennen?"</text:h>
      <text:p text:style-name="P4"><text:span text:style-name="T22">Was soll die Frage? </text:span>Stellen Personaler diese Fragen, hoffen sie, dass der Bewerber mehr über sich erzählt, als er eigentlich wollte. Viele haben sich im Vorfeld ein oder zwei Schwächen überlegt, die sie von sich preisgeben wollen, erzählt Stärk. Aber mit zehn Schwachpunkten hat sich kaum jemand auseinandergesetzt.</text:p>
      <text:p text:style-name="P16"><text:span text:style-name="T22">Die ideale Antwort:</text:span> Bewerber sollten nun bei ihrem ursprünglichen Plan bleiben, und nur jene Defizite darlegen, die sie sich im Vorfeld überlegt haben. Das sind idealerweise Schwächen, die sie haben, die sich in der aktuellen Position jedoch nicht auswirken. Das kann zum Beispiel sein, dass jemand rhetorisch nicht sehr geschickt ist, das in seiner Position aber auch nicht sein muss. Die Zahl zehn überhören Jobsuchende einfach. Kommt eine Nachfrage, geben sie möglicherweise eine andere preis. Danach können sie sagen: "Tut mir leid, da fällt mir keine weitere mehr ein."</text:p>
      <text:h text:style-name="P37" text:outline-level="3">6. "Was wiegt eine Boeing 707"?</text:h>
      <text:p text:style-name="P16"><text:span text:style-name="T22">Was soll die Frage?</text:span> Dem Bewerber wird eine Wissensfrage gestellt, die er unmöglich beantworten kann. Karriereberater Jürgen Hesse erklärt, dass Personaler mit einer solchen Frage auf die Reaktion des Gegenübers abzielen. Bleibt der Bewerber gelassen und geht logisch vor oder läuft er rot an und druckst verlegen herum?</text:p>
      <text:p text:style-name="P16"><text:span text:style-name="T22">Die ideale Antwort:</text:span> Zunächst einmal können Bewerber versuchen, Zeit zu gewinnen. Sie können etwas sagen, wie: "Interessante Frage, wobei ich gar keinen Zusammenhang zu meiner Stelle sehe." Dann können sie zugeben, dass sie die Antwort nicht wissen, aber dass sie es mit einer kurzen Internetrecherche schnell herausfinden würden.</text:p>
      <text:h text:style-name="P37" text:outline-level="3"><text:soft-page-break/>7. "Wer oder was wären Sie gerne im nächsten Leben und warum?"</text:h>
      <text:p text:style-name="P16"><text:span text:style-name="T22">Was soll die Frage: </text:span>Hier soll die Spontaneität und Kreativität eines Bewerbers getestet werden, erklärt Hesse.</text:p>
      <text:p text:style-name="P16"><text:span text:style-name="T22">Die ideale Antwort</text:span>: Es gibt bei dieser Frage kein richtig oder falsch, erklärt Hesse. Die Hauptsache sei hier, dass Kandidaten überhaupt etwas sagen. Nicht schlecht sei zum Beispiel, wenn Bewerber zeigen, dass sie mit sich selbst im Reinen sind. Das ist zum Beispiel möglich, indem sie sagen, sie würden gerne wieder als Mann oder Frau geboren werden und wieder das Fach wählen, das sie studiert haben.</text:p>
      <text:p text:style-name="P1"/>
      <text:p text:style-name="P3">Was ist gute Teamarbeit?</text:p>
      <text:p text:style-name="P5"><text:span text:style-name="T22"><text:line-break/>SZ:</text:span> Was sind die fiesesten Fragen im Bewerbungsgespräch?</text:p>
      <text:p text:style-name="P16"><text:span text:style-name="T22">Thomas Rübel:</text:span> Es gibt eigentlich gar keine fiesen Fragen, wenn man gut vorbereitet ist. Unangenehm wird es immer dann, wenn der Bewerber seine Persönlichkeit offenbaren muss. Zum Beispiel bei der Frage: Warum haben Sie nach zwölf Monaten immer noch keine Stelle gefunden?</text:p>
      <text:p text:style-name="P16"><text:span text:style-name="T22">SZ: </text:span>Und wie sollte man darauf reagieren?</text:p>
      <text:p text:style-name="P16"><text:span text:style-name="T22">Rübel:</text:span> Der Personalchef will den Bewerber damit aus der Reserve locken. Er will sehen, wie dieser auf Provokation reagiert. Man sollte nicht in die Falle tappen, sondern ganz sachlich antworten.</text:p>
      <text:p text:style-name="P19"><text:span text:style-name="T5">SZ: </text:span><text:span text:style-name="T6">Wie sollte ein Kandidat antworten, wenn er danach gefragt wird, warum er das </text:span><text:a xlink:type="simple" xlink:href="http://www.sueddeutsche.de/thema/Studium"><text:span text:style-name="T7">Studium</text:span></text:a><text:span text:style-name="T6"> abgebrochen oder das Fach gewechselt hat?</text:span></text:p>
      <text:p text:style-name="P19"><text:span text:style-name="T5">Rübel:</text:span><text:span text:style-name="T6"> Er sollte sich vor dem Gespräch überlegen, wie er diese Brüche im </text:span><text:a xlink:type="simple" xlink:href="http://www.sueddeutsche.de/thema/Lebenslauf"><text:span text:style-name="T7">Lebenslauf</text:span></text:a><text:span text:style-name="T6"> schlüssig erklären kann. Auf keinen Fall die Verantwortung für solche Rückschläge auf die äußeren Umstände schieben!</text:span></text:p>
      <text:p text:style-name="P16"><text:span text:style-name="T22">SZ: </text:span>Gemein sind ja auch Fragen nach der Familienplanung, zumal sie gar nicht erlaubt sind.</text:p>
      <text:p text:style-name="P16"><text:span text:style-name="T22">Rübel: </text:span>Personalverantwortliche fragen deshalb heute nicht mehr so plump.</text:p>
      <text:p text:style-name="P16"><text:span text:style-name="T22">SZ: </text:span>Sondern?</text:p>
      <text:p text:style-name="P19"><text:span text:style-name="T5">Rübel: </text:span><text:span text:style-name="T6">Das wird viel subtiler gemacht. Zum Beispiel, indem der Arbeitgeber zunächst ausführlich darstellt, wie familienfreundlich sein Unternehmen ist und dass man </text:span><text:a xlink:type="simple" xlink:href="http://www.sueddeutsche.de/thema/Kinder"><text:span text:style-name="T7">Kinder</text:span></text:a><text:span text:style-name="T6"> als besonders wertvoll und wichtig für die Zukunft der Gesellschaft ansieht. Anschließend erst wird dann die Frage gestellt, ob die Bewerberin auch selber plant, Kinder zu bekommen. Als Antwort sollte man das Engagement des Unternehmens für Kinder zunächst loben, dann aber betonen, dass man selbst zum derzeitigen Zeitpunkt keinen Kinderwunsch habe. Also auf das Subtile nonchalant reagieren.</text:span></text:p>
      <text:p text:style-name="P5"><text:span text:style-name="T22">SZ: </text:span>Und wie sieht es mit der Frage nach dem Gesundheitszustand aus?</text:p>
      <text:p text:style-name="P16"><text:soft-page-break/><text:span text:style-name="T22">Rübel:</text:span> Auch hier wird der Personalchef nicht so direkt fragen. Er wird vielleicht eher beiläufig erwähnen, dass er selbst intensiv Sport treibe, und sich dann erkundigen, ob der Kandidat ähnlich ambitioniert ist, um auf diese Weise etwas über mögliche Gebrechen herauszufinden. Das geht ihn aber nichts an. Deshalb darf man da ganz bewusst die Unwahrheit sagen. Keinesfalls sollte der Bewerber eine Frage unbeantwortet lassen. Dann kann er auch gleich aufstehen und gehen. Das hat ungefähr die gleiche Wirkung.</text:p>
      <text:p text:style-name="P16"><text:span text:style-name="T22">SZ: </text:span>Stressig kann ja auch die Aufforderung an den Bewerber sein, selber Fragen zu stellen. Wie soll man damit umgehen?</text:p>
      <text:p text:style-name="P19"><text:span text:style-name="T5">Rübel:</text:span><text:span text:style-name="T6"> Jedenfalls sollte man nicht - wie es sehr viele Kandidaten machen - sagen, dass alles beantwortet sei. Auch nach dem zu erwartenden </text:span><text:a xlink:type="simple" xlink:href="http://www.sueddeutsche.de/thema/Gehalt"><text:span text:style-name="T7">Gehalt</text:span></text:a><text:span text:style-name="T6"> oder den Arbeitszeiten zu fragen, kommt nicht gut an. Gut ist es, Interesse an den künftigen Aufgaben zu zeigen und vielleicht auch um eine Besichtigung des Arbeitsplatzes bitten. So bekundet man sein Interesse.</text:span></text:p>
      <text:p text:style-name="P7"/>
      <text:h text:style-name="P49" text:outline-level="2">Warum haben Sie so lange studiert?</text:h>
      <text:list xml:id="list9005500417066789776" text:style-name="L7">
        <text:list-item>
          <text:p text:style-name="P20"><text:span text:style-name="Strong_20_Emphasis"><text:span text:style-name="T9">Die Firma interessiert sich für Sie</text:span></text:span><text:span text:style-name="T8"><text:line-break/></text:span><text:span text:style-name="T15">(deshalb hat man Sie trotz Ihres langen Studiums eingeladen)</text:span></text:p>
        </text:list-item>
        <text:list-item>
          <text:p text:style-name="P20"><text:span text:style-name="Strong_20_Emphasis"><text:span text:style-name="T9">Sie sollten kurz und präzise antworten</text:span></text:span><text:span text:style-name="T8"><text:line-break/></text:span><text:span text:style-name="T15">(lange Antworten klingen schnell wie Ausreden.)</text:span></text:p>
        </text:list-item>
        <text:list-item>
          <text:p text:style-name="P20"><text:span text:style-name="Strong_20_Emphasis"><text:span text:style-name="T9">Ein plausibler Grund ist besser als jede Ausrede</text:span></text:span><text:span text:style-name="T8"><text:line-break/></text:span><text:span text:style-name="T15">(oder mehrere Ausreden)</text:span></text:p>
        </text:list-item>
        <text:list-item>
          <text:p text:style-name="P20"><text:span text:style-name="Strong_20_Emphasis"><text:span text:style-name="T9">Ehrlichkeit ist besser als komplizierte Begründungen</text:span></text:span><text:span text:style-name="T8"><text:line-break/></text:span><text:span text:style-name="T15">(oder Rechtfertigungen)</text:span></text:p>
        </text:list-item>
        <text:list-item>
          <text:p text:style-name="P20"><text:span text:style-name="Strong_20_Emphasis"><text:span text:style-name="T9">In einem längeren Zeitraum lernt man mehr, </text:span></text:span><text:span text:style-name="T8"><text:line-break/></text:span><text:span text:style-name="T15">(wenn nicht in der Universität, dann ausseruniversitär.)</text:span></text:p>
        </text:list-item>
      </text:list>
      <text:p text:style-name="P9">Sie müssen anfangen, das Positive an Ihrem langen Studium zu sehen (ändern können Sie es nicht) – sonst überzeugen Sie auch nicht den Personaler.</text:p>
      <text:h text:style-name="P41" text:outline-level="3"><text:span text:style-name="T3">W</text:span><text:span text:style-name="T2">as hat Ihnen das längere Studium gebracht?</text:span><text:line-break/><text:span text:style-name="T8">Das lange Studium sollte Ihnen nicht </text:span><text:a xlink:type="simple" xlink:href="http://www.bildung-news.com/bildung-und-karriere/bewerbung/unangenehme-situationen/"><text:span text:style-name="T16">unangenehm sein</text:span></text:a><text:span text:style-name="T8">, fragen Sie sich: Was kann ich besser als jemand der das gleiche Studium im Schnelldurchgang absolviert hat?</text:span></text:h>
      <text:p text:style-name="P19"><text:span text:style-name="T8">Eine Vielzahl von Tätigkeiten verlängert das Studium (</text:span><text:span text:style-name="Emphasis"><text:span text:style-name="T9">aber bereichern es auch</text:span></text:span><text:span text:style-name="T8">):</text:span></text:p>
      <text:list xml:id="list772615019910873581" text:style-name="L8">
        <text:list-item>
          <text:p text:style-name="P21"><text:span text:style-name="Strong_20_Emphasis"><text:span text:style-name="T9">Auslandsaufenthalt</text:span></text:span></text:p>
        </text:list-item>
        <text:list-item>
          <text:p text:style-name="P21"><text:span text:style-name="Strong_20_Emphasis"><text:span text:style-name="T9">Praktikum / Nebenjob</text:span></text:span></text:p>
        </text:list-item>
        <text:list-item>
          <text:p text:style-name="P21"><text:span text:style-name="Strong_20_Emphasis"><text:span text:style-name="T9">ehrenamtliche Tätigkeiten</text:span></text:span></text:p>
        </text:list-item>
        <text:list-item>
          <text:p text:style-name="P21"><text:span text:style-name="Strong_20_Emphasis"><text:span text:style-name="T9">Stelle an der Uni</text:span></text:span><text:span text:style-name="T8"> (z.B HiWi)</text:span></text:p>
        </text:list-item>
      </text:list>
      <text:p text:style-name="P17">Jeder Mensch hat Phasen der Neuorientierung, Momente wo er sich fragt, ob die aktuelle Tätigkeit (z.B. Studium) auch das ist was er wirklich machen will.</text:p>
      <text:list xml:id="list9081442299069831808" text:style-name="L9">
        <text:list-item>
          <text:p text:style-name="P22"><text:span text:style-name="Strong_20_Emphasis"><text:span text:style-name="T9">Ihre Orientierungsphase</text:span></text:span><text:span text:style-name="T8"> kann dazu geführt haben, dass Sie Ihr Studium zwar nicht abgebrochen haben, aber mehrere Semester eine andere Tätigkeit Ihre erste Priorität war.</text:span></text:p>
        </text:list-item>
        <text:list-item>
          <text:p text:style-name="P22"><text:span text:style-name="Strong_20_Emphasis"><text:span text:style-name="T9">Ihre Neuorientierung</text:span></text:span><text:span text:style-name="T8"> hat dazu geführt, dass Sie sich für einen anderen Studiengang oder für einen anderen Studienschwerpunkt entschieden haben.</text:span></text:p>
        </text:list-item>
      </text:list>
      <text:p text:style-name="P19"><text:soft-page-break/><text:span text:style-name="Strong_20_Emphasis"><text:span text:style-name="T9">Seien Sie stolz</text:span></text:span><text:span text:style-name="T8">, dass Sie Ihr </text:span><text:span text:style-name="Strong_20_Emphasis"><text:span text:style-name="T9">Studium jetzt erfolgreich beendet</text:span></text:span><text:span text:style-name="T8"> haben. Überlegen Sie, welche jobrelevanten Fähigkeiten Sie in dieser Zeit gelernt haben.</text:span></text:p>
      <text:p text:style-name="P19"><text:span text:style-name="T8"/></text:p>
      <text:p text:style-name="P12"><text:span text:style-name="T8">Verdeutlichen Sie, dass Sie seit der Neuorientierung </text:span><text:span text:style-name="Strong_20_Emphasis"><text:span text:style-name="T11">zielstrebig auf diesen Job</text:span></text:span><text:span text:style-name="T8">hinzuarbeiten, keine Zweifel haben und sich jeder Zeit wieder so entscheiden würden.</text:span></text:p>
      <text:h text:style-name="P51" text:outline-level="4">Was sollte man nicht antworten?</text:h>
      <text:p text:style-name="P12"><text:span text:style-name="T8">Generell sollte nicht der Eindruck entstehen, dass Ihr langes Studium ein Fehler war (</text:span><text:span text:style-name="Emphasis"><text:span text:style-name="T9">Sie haben etwas gelernt!</text:span></text:span><text:span text:style-name="T8">), wenn Sie unbedingt Gründe nennen wollen, vermeiden Sie nach Möglichkeit folgende Argumente:</text:span></text:p>
      <text:list xml:id="list2251344319411921492" text:style-name="L10">
        <text:list-item>
          <text:p text:style-name="P23"><text:span text:style-name="Strong_20_Emphasis"><text:span text:style-name="T17">Die Schuld lag bei Anderen</text:span></text:span><text:span text:style-name="Strong_20_Emphasis"><text:span text:style-name="T9">: </text:span></text:span><text:span text:style-name="T8">Professoren, Familienmitglieder, Partner, Mitstudenten – Sie erwecken schnell den Eindruck das die ganze Welt daran Schuld war – ausser Sie selbst.</text:span></text:p>
        </text:list-item>
        <text:list-item>
          <text:p text:style-name="P23"><text:span text:style-name="Strong_20_Emphasis"><text:span text:style-name="T17">Krankheiten</text:span></text:span><text:span text:style-name="T8">: Bei Krankheiten wie Depressionen kann vermutet werden dass Sie erneut in diesen Zustand zurückfallen könnten, anders Krankheiten die geheilt sind und nicht wieder auftauchen werden.</text:span></text:p>
        </text:list-item>
        <text:list-item>
          <text:p text:style-name="P23"><text:span text:style-name="Strong_20_Emphasis"><text:span text:style-name="T17">Ich musste soviel nebenbei arbeiten</text:span></text:span><text:span text:style-name="T8">: Auch wenn der Grund stimmen mag, unterstreichen Sie lieber das Positive nicht das Negative (</text:span><text:span text:style-name="Emphasis"><text:span text:style-name="T9">„ich musste ja</text:span></text:span><text:span text:style-name="T8">„) eines Nebenjobs.</text:span></text:p>
        </text:list-item>
        <text:list-item>
          <text:p text:style-name="P23"><text:span text:style-name="Strong_20_Emphasis"><text:span text:style-name="T17">Ich war erst krank, dann hatte ich familiäre Probleme, dann ein Praktikum , dann eine Pause, dann eine Phase der</text:span></text:span><text:span text:style-name="Strong_20_Emphasis"><text:span text:style-name="T9"> …</text:span></text:span><text:span text:style-name="T8"> können Sie selbst Ihrer Argumentation noch folgen?</text:span></text:p>
        </text:list-item>
      </text:list>
      <text:p text:style-name="P17">Weder sollten Sie im Gespräch träge wirken, noch Faulheit, fehlende Motivation oder fehlenden Ehrgeiz als Gründe nennen.</text:p>
      <text:h text:style-name="P42" text:outline-level="3">Fazit zum langen Studium</text:h>
      <text:p text:style-name="P12"><text:span text:style-name="T8">Vergessen Sie eines nie – </text:span><text:span text:style-name="Strong_20_Emphasis"><text:span text:style-name="T9">Sie können etwas und sind etwas wert</text:span></text:span><text:span text:style-name="T8">. Egal wie viele Semester es gedauert hat, jetzt haben Sie den Abschluss in der Tasche.</text:span></text:p>
      <text:p text:style-name="P17">Ein Personaler lädt Sie nicht als Zeitvertreib zum Bewerbungsgespräch ein, sondern weil er der Meinung ist, dass in Ihnen (für die Firma nützliches) Potential steckt und gibt Ihnen eine Chance dies zu unterstreichen.</text:p>
      <text:p text:style-name="P12"/>
      <text:p text:style-name="P12"/>
      <text:h text:style-name="P50" text:outline-level="2">Wie gehen Sie mit Stress um?</text:h>
      <text:p text:style-name="P10">In der heutigen Berufswelt erwartet man von jedem Bewerber, dass er in der Lage ist, Stress zu bewältigen. Die Frage danach, wie Sie auf Stress reagieren, zielt also drauf ab, wie genau Ihre Stressbewältigung im Detail aussieht. Erkennen Sie Stress rechtzeitig? Wie finden Sie Ausgleich und Entspannung?</text:p>
      <text:h text:style-name="P43" text:outline-level="3">Wie bewältigt man Stress?</text:h>
      <text:list xml:id="list6838864930387043837" text:style-name="L11">
        <text:list-header>
          <text:p text:style-name="P24"><text:span text:style-name="Strong_20_Emphasis"><text:span text:style-name="T18">Klaren Kopf behalten</text:span></text:span><text:span text:style-name="T8"> (Nicht in Hektik verfallen)</text:span></text:p>
        </text:list-header>
      </text:list>
      <text:list xml:id="list1014716912508695882" text:style-name="L12">
        <text:list-item>
          <text:p text:style-name="P25"><text:span text:style-name="Strong_20_Emphasis"><text:span text:style-name="T18">Stress analysieren</text:span></text:span><text:span text:style-name="T8"> (selbstgemachter vs. externer)</text:span></text:p>
        </text:list-item>
        <text:list-item>
          <text:p text:style-name="P25"><text:span text:style-name="Strong_20_Emphasis"><text:span text:style-name="T18">Arbeit organisieren</text:span></text:span><text:span text:style-name="T8"> (</text:span><text:a xlink:type="simple" xlink:href="http://www.bildung-news.com/bildung-und-karriere/bewerbung/koennen-sie-prioritaeten-setzen/"><text:span text:style-name="T16">Prioritäten setzen</text:span></text:a><text:span text:style-name="T8">)</text:span></text:p>
        </text:list-item>
        <text:list-item>
          <text:p text:style-name="P25"><text:span text:style-name="Strong_20_Emphasis"><text:span text:style-name="T9">Ausgleich in der Freizeit</text:span></text:span><text:span text:style-name="T8"> (</text:span><text:a xlink:type="simple" xlink:href="http://www.bildung-news.com/bildung-und-karriere/bewerbung/treiben-sie-regelmaessig-sport/"><text:span text:style-name="T16">Sport und Entspannung)</text:span></text:a></text:p>
        </text:list-item>
      </text:list>
      <text:list xml:id="list183610172763819" text:continue-list="list6838864930387043837" text:style-name="L11">
        <text:list-item>
          <text:list>
            <text:list-item>
              <text:list>
                <text:list-header>
                  <text:h text:style-name="P46" text:outline-level="3">Stress ist kein Fremdwort</text:h>
                </text:list-header>
              </text:list>
            </text:list-item>
          </text:list>
        </text:list-item>
      </text:list>
      <text:p text:style-name="Text_20_body"><text:line-break/><text:span text:style-name="T8">Auch wenn manche Bewerber behaupten „</text:span><text:span text:style-name="Emphasis"><text:span text:style-name="T9">Stress ist ein Fremdwort für mich</text:span></text:span><text:span text:style-name="T8">„, so gehört doch Stress immer zum Beruf. Unterscheiden tut sich jedoch die Intensität, als auch die Art und Weise wie sich Stress bemerkbar macht.</text:span></text:p>
      <text:p text:style-name="P19"><text:span text:style-name="Emphasis"><text:span text:style-name="T9">Was ruft bei Ihnen Stress hervor? </text:span></text:span><text:span text:style-name="T8">Diese Frage wird von jedem Menschen anders beantwortet, und so hat auch jeder einzelne von uns seine eigene Strategie der Stressbewältigung.</text:span></text:p>
      <text:h text:style-name="P38" text:outline-level="3">Was möchte der Personaler wissen?</text:h>
      <text:p text:style-name="Text_20_body"><text:span text:style-name="T8">as Sie </text:span><text:span text:style-name="Strong_20_Emphasis"><text:span text:style-name="T11">Stress managen</text:span></text:span><text:span text:style-name="T8">, d.h. bewältigen können, wird von Ihnen so oder so erwartet, der Personaler, </text:span><text:soft-page-break/><text:span text:style-name="T8">sollte er diese Frage im </text:span><text:a xlink:type="simple" xlink:href="http://www.bildung-news.com/vorstellungsgespraech/"><text:span text:style-name="T16">Vorstellungsgespräch</text:span></text:a><text:span text:style-name="T12"> </text:span><text:span text:style-name="T8">stellen, möchte wissen </text:span><text:span text:style-name="Strong_20_Emphasis"><text:span text:style-name="T19">wie Sie dies konkret anstellen</text:span></text:span><text:span text:style-name="T8">.</text:span><text:line-break/></text:p>
      <text:h text:style-name="P52" text:outline-level="4">Wie baut man Stress ab?</text:h>
      <text:p text:style-name="P17">Je mehr Stress Ihnen in der Berufswelt „blüht“, um so wichtiger ist es, dass Sie einen guten Ausgleich in der Freizeit finden.</text:p>
      <text:list xml:id="list6281064798881745842" text:style-name="L13">
        <text:list-item>
          <text:p text:style-name="P26"><text:span text:style-name="Strong_20_Emphasis"><text:span text:style-name="T18">Sport</text:span></text:span><text:span text:style-name="Strong_20_Emphasis"><text:span text:style-name="T9">:</text:span></text:span><text:span text:style-name="T8"> Hilft Ihnen den Kopf wieder frei zu bekommen und gleichzeitig Ihre Belastbarkeit (Stressresistenz) zu steigern (Joggen, Ausdauersport).</text:span></text:p>
        </text:list-item>
        <text:list-item>
          <text:p text:style-name="P26"><text:span text:style-name="Strong_20_Emphasis"><text:span text:style-name="T18">Entspannung</text:span></text:span><text:span text:style-name="T8">: Entspannungsübungen (Yoga), Regelmäßige Massagen, Spaziergänge in der Natur – bringen Sie wieder zur Ruhe.</text:span></text:p>
        </text:list-item>
      </text:list>
      <text:p text:style-name="P10"/>
      <text:p text:style-name="P10"/>
      <text:p text:style-name="P10"><text:line-break/><text:span text:style-name="T25">Berufliche Ziele: Wo sehen Sie sich in 5 Jahren?</text:span></text:p>
      <text:p text:style-name="P10">Diese Frage gehört nicht zu den beliebtesten <text:a xlink:type="simple" xlink:href="http://www.bildung-news.com/bildung-und-karriere/bewerbung/100-haeufige-fragen-beim-vorstellungsgespraech/"><text:span text:style-name="T24">Fragen</text:span></text:a> in Zeiten, in denen Bewerber häufig Veränderungen und auch Jobwechsel durchmachen müssen. Trotzdem wird sie oft im <text:a xlink:type="simple" xlink:href="http://www.bildung-news.com/vorstellungsgespraech/"><text:span text:style-name="T24">Bewerbungsgespräch</text:span></text:a> gestellt und es folgen hier einige Tipps, was Sie beim Antworten beachtet sollten.</text:p>
      <text:p text:style-name="P11">Worauf kommt es an?</text:p>
      <text:p text:style-name="P10"><text:span text:style-name="Strong_20_Emphasis"><text:span text:style-name="T23">Sie </text:span></text:span><text:span text:style-name="Strong_20_Emphasis"><text:span text:style-name="T26">kennen das Berufsfeld</text:span></text:span> und die verschiedenen Karrieremöglichkeiten.</text:p>
      <text:list xml:id="list4535604841484304178" text:style-name="L14">
        <text:list-item>
          <text:p text:style-name="P27"><text:span text:style-name="Strong_20_Emphasis"><text:span text:style-name="T9">Sie </text:span></text:span><text:span text:style-name="Strong_20_Emphasis"><text:span text:style-name="T20">kennen die Firma</text:span></text:span><text:span text:style-name="T8">, deren Abteilungen und Themenfelder.</text:span></text:p>
        </text:list-item>
        <text:list-item>
          <text:p text:style-name="P27"><text:span text:style-name="Strong_20_Emphasis"><text:span text:style-name="T9">Sie </text:span></text:span><text:span text:style-name="Strong_20_Emphasis"><text:span text:style-name="T20">kennen die Vision</text:span></text:span><text:span text:style-name="Strong_20_Emphasis"><text:span text:style-name="T9"> </text:span></text:span><text:span text:style-name="T8">/ </text:span><text:a xlink:type="simple" xlink:href="http://www.bildung-news.com/bildung-und-karriere/bewerbung/was-wissen-sie-ueber-unser-unternehmen/"><text:span text:style-name="T16">Philosophie der Firma</text:span></text:a><text:span text:style-name="T8">.</text:span></text:p>
        </text:list-item>
        <text:list-item>
          <text:p text:style-name="P27"><text:span text:style-name="Strong_20_Emphasis"><text:span text:style-name="T9">Sie </text:span></text:span><text:span text:style-name="Strong_20_Emphasis"><text:span text:style-name="T20">nennen berufliche Ziele</text:span></text:span><text:span text:style-name="T8"> (Posten oder Tätigkeitsbereiche).</text:span></text:p>
        </text:list-item>
        <text:list-item>
          <text:p text:style-name="P27"><text:span text:style-name="Strong_20_Emphasis"><text:span text:style-name="T17">Kein Widerspruch</text:span></text:span><text:span text:style-name="T8"> zwischen Ihrem </text:span><text:span text:style-name="Strong_20_Emphasis"><text:span text:style-name="T9">Ziel </text:span></text:span><text:span text:style-name="T8">und Ihrem </text:span><text:a xlink:type="simple" xlink:href="http://www.bildung-news.com/lebenslauf/"><text:span text:style-name="Strong_20_Emphasis"><text:span text:style-name="T16">Lebenslauf</text:span></text:span></text:a><text:span text:style-name="T8">.</text:span></text:p>
        </text:list-item>
        <text:list-item>
          <text:p text:style-name="P27"><text:span text:style-name="Strong_20_Emphasis"><text:span text:style-name="T17">Kein Widerspruch </text:span></text:span><text:span text:style-name="T8">zwischen Ihrem </text:span><text:span text:style-name="Strong_20_Emphasis"><text:span text:style-name="T9">Ziel </text:span></text:span><text:span text:style-name="T8">und den </text:span><text:span text:style-name="Strong_20_Emphasis"><text:span text:style-name="T9">Stellenanforderungen</text:span></text:span><text:span text:style-name="T8">.</text:span></text:p>
        </text:list-item>
        <text:list-item>
          <text:p text:style-name="P27"><text:span text:style-name="Strong_20_Emphasis"><text:span text:style-name="T17">Kein Widerspruch</text:span></text:span><text:span text:style-name="T8"> zwischen </text:span><text:span text:style-name="Strong_20_Emphasis"><text:span text:style-name="T9">Firmenvision </text:span></text:span><text:span text:style-name="T8">und </text:span><text:span text:style-name="Strong_20_Emphasis"><text:span text:style-name="T9">eigene Zielen</text:span></text:span><text:span text:style-name="T8">.</text:span></text:p>
        </text:list-item>
        <text:list-item>
          <text:p text:style-name="P27"><text:span text:style-name="Strong_20_Emphasis"><text:span text:style-name="T17">Sagen Sie nicht</text:span></text:span><text:span text:style-name="T8">, dass Sie dann </text:span><text:a xlink:type="simple" xlink:href="http://www.bildung-news.com/bildung-und-karriere/bewerbung/haben-sie-sich-auch-bei-anderen-unternehmen-beworben/"><text:span text:style-name="T16">in einer anderen Firma arbeiten wollen</text:span></text:a><text:span text:style-name="T8">.</text:span></text:p>
        </text:list-item>
      </text:list>
      <text:h text:style-name="P44" text:outline-level="3">Was für ein Bewerbertyp sind Sie?</text:h>
      <text:p text:style-name="Text_20_body"><text:line-break/><text:span text:style-name="Strong_20_Emphasis"><text:span text:style-name="T9">Karrieristen</text:span></text:span><text:span text:style-name="T8">: Bewerber, welche gerne auf der Karriereleiter weiter nach oben steigen möchten (d.h. </text:span><text:a xlink:type="simple" xlink:href="http://www.bildung-news.com/bildung-und-karriere/bewerbung/vorstellungsgesprach-wie-treffen-sie-entscheidungen/"><text:span text:style-name="T16">mehr Verantwortung</text:span></text:a><text:span text:style-name="T8"> / neue Arbeitsbereiche).</text:span></text:p>
      <text:list xml:id="list9179507425475331516" text:style-name="L15">
        <text:list-header>
          <text:p text:style-name="P28"><text:span text:style-name="Strong_20_Emphasis"><text:span text:style-name="T9">Spezialisten:</text:span></text:span><text:span text:style-name="T8"> Bewerber, die sich in ihrem Fachbereich weiterentwickeln, spezialisieren und perfektionieren wollen.</text:span></text:p>
        </text:list-header>
      </text:list>
      <text:p text:style-name="Text_20_body"/>
      <text:p text:style-name="P19"><text:span text:style-name="Strong_20_Emphasis"><text:span text:style-name="T9">Für Karrieristen ist es wichtig</text:span></text:span><text:span text:style-name="T8">, sich nicht auf eine bestimmte Stelle festzulegen und nicht zu hohe Ziele zu setzen, es wäre verdächtig, wenn Sie in den letzten 10 Jahren wenig „Aufstieg“ vorzuweisen haben und nun in 5 Jahren alles nachholen wollen.</text:span></text:p>
      <text:p text:style-name="P19"><text:span text:style-name="Strong_20_Emphasis"><text:span text:style-name="T9">Für Spezialisten ist es wichtig</text:span></text:span><text:span text:style-name="T8"> darzulegen, dass man sich weiterentwickeln will und in seinem Fachbereich über weiteres nutzbares Wissen und Kompetenzen verfügen möchte.</text:span></text:p>
      <text:p text:style-name="P19"><text:span text:style-name="Strong_20_Emphasis"><text:span text:style-name="T9">Für „</text:span></text:span><text:span text:style-name="Strong_20_Emphasis"><text:span text:style-name="Emphasis"><text:span text:style-name="T17">Ich will einfach nur arbeiten</text:span></text:span></text:span><text:span text:style-name="Strong_20_Emphasis"><text:span text:style-name="T9">“ – Bewerber</text:span></text:span><text:span text:style-name="T8">: Jeder Bewerber möchte einen Job und diesen auch länger behalten. Sie sollten sich mit der Frage auseinandersetzten, ob Sie sich eher mit dem </text:span><text:span text:style-name="Emphasis"><text:span text:style-name="T9">Mitarbeiterbild Karrierist</text:span></text:span><text:span text:style-name="T8"> oder </text:span><text:span text:style-name="Emphasis"><text:span text:style-name="T9">Spezialist </text:span></text:span><text:span text:style-name="T8">identifizieren und aufzeigen, dass von Ihnen berufstechnisch keine Stagnation zu erwarten ist und es sich für die </text:span><text:a xlink:type="simple" xlink:href="http://www.bildung-news.com/bildung-und-karriere/bewerbung/wie-lange-wollen-sie-bei-uns-arbeiten/"><text:span text:style-name="T16">Firma langfristig lohnt Sie einzuarbeiten</text:span></text:a><text:span text:style-name="T8">.</text:span></text:p>
      <text:h text:style-name="P47" text:outline-level="3">Was kann ich antworten?</text:h>
      <text:p text:style-name="P6">Eine ideale Antwort kann hier nicht dargeboten werden, diese variiert je nach Firma / Branche und Ihrer eigenen Zielsetzung. Häufig genannte Antworten beinhalten:</text:p>
      <text:list xml:id="list2282702088627313069" text:style-name="L16">
        <text:list-item>
          <text:p text:style-name="P29"><text:soft-page-break/><text:a xlink:type="simple" xlink:href="http://www.bildung-news.com/bildung-und-karriere/bewerbung/was-bedeutet-teamarbeit-fuer-sie/"><text:span text:style-name="Strong_20_Emphasis"><text:span text:style-name="T16">Leitung eines Teams</text:span></text:span></text:a><text:span text:style-name="T8"> / mehr Verantwortung / eigene Projekte</text:span></text:p>
        </text:list-item>
        <text:list-item>
          <text:p text:style-name="P29"><text:span text:style-name="T8">Wissen ausbauen / </text:span><text:span text:style-name="Strong_20_Emphasis"><text:span text:style-name="T9">Weiterbildung </text:span></text:span><text:span text:style-name="T8">/ Ich will mich weiterentwicklen</text:span></text:p>
        </text:list-item>
        <text:list-item>
          <text:p text:style-name="P29"><text:span text:style-name="T8">Anteil haben am Erfolg der Firma / </text:span><text:span text:style-name="Strong_20_Emphasis"><text:span text:style-name="T9">Wissen voll einbringen</text:span></text:span></text:p>
        </text:list-item>
        <text:list-item>
          <text:p text:style-name="P29"><text:a xlink:type="simple" xlink:href="http://www.bildung-news.com/bildung-und-karriere/berufsleben/wurden-sie-fur-die-firma-auch-ins-ausland-gehen/"><text:span text:style-name="T16">Auslandserfahrung (nur wenn Auslandsfilialen)</text:span></text:a></text:p>
        </text:list-item>
      </text:list>
      <text:p text:style-name="P19"><text:span text:style-name="Strong_20_Emphasis"><text:span text:style-name="T9">Sie sollten erklären,</text:span></text:span><text:span text:style-name="T8"> was Sie mit dem jeweiligen Argument meinen – und so der Rückfrage seitens des Personalers vorbeugen.</text:span></text:p>
      <text:p text:style-name="P19"><text:span text:style-name="T8">Ihre „</text:span><text:span text:style-name="Emphasis"><text:span text:style-name="T9">5-Jahres-Planung</text:span></text:span><text:span text:style-name="T8">“ sollte die </text:span><text:span text:style-name="Strong_20_Emphasis"><text:span text:style-name="T9">logische Weiterführung</text:span></text:span><text:span text:style-name="T8"> Ihrer bisherigen beruflichen Entwicklung sein. (</text:span><text:span text:style-name="Emphasis"><text:span text:style-name="T9">siehe: </text:span></text:span><text:a xlink:type="simple" xlink:href="http://www.bildung-news.com/bildung-und-karriere/bewerbung/vorstellungsgespraech-erzaehlen-sie-etwas-ueber-sich/"><text:span text:style-name="Emphasis"><text:span text:style-name="T16">Was haben Sie bisher gemacht?</text:span></text:span></text:a><text:span text:style-name="T8">)</text:span></text:p>
      <text:h text:style-name="P39" text:outline-level="3">Worauf sollte man achten?</text:h>
      <text:p text:style-name="P19"><text:span text:style-name="Strong_20_Emphasis"><text:span text:style-name="T9">Nicht überrascht reagieren:</text:span></text:span><text:span text:style-name="T8"> Firmen gehen davon aus, dass Bewerber Ziele in Ihrem Leben haben und diese in einem Gespräch auch benennen können.</text:span></text:p>
      <text:p text:style-name="P19"><text:span text:style-name="Strong_20_Emphasis"><text:span text:style-name="T9">Bleiben Sie realistisch</text:span></text:span><text:span text:style-name="T8">: Antworten wie „</text:span><text:span text:style-name="Emphasis"><text:span text:style-name="T9">Chef“ / „Auf ihrem Stuhl</text:span></text:span><text:span text:style-name="T8">“ sind oft unangebracht – überlegen Sie vielmehr welches Ziel in 5 Jahren realistisch ist.</text:span></text:p>
      <text:list xml:id="list3611793820375344827" text:style-name="L17">
        <text:list-item>
          <text:p text:style-name="P30"><text:span text:style-name="Strong_20_Emphasis"><text:span text:style-name="T9">Rückblick</text:span></text:span><text:span text:style-name="T8">: Schauen Sie im Vergleich zurück – Wie viele Sprünge auf der Karriereleiter haben Sie in den letzten 5 Jahren gemacht?</text:span></text:p>
        </text:list-item>
      </text:list>
      <text:p text:style-name="P19"><text:span text:style-name="Strong_20_Emphasis"><text:span text:style-name="T9">Behalten Sie Privates für sich</text:span></text:span><text:span text:style-name="T8">: Es handelt sich um ein Frage, welche Ihre beruflichen Ziele und Planungen betrifft. Behalten Sie Details zu Ihrem Privatleben (Kinderplanung, Hausplanung etc.) besser für sich – </text:span><text:span text:style-name="Strong_20_Emphasis"><text:span text:style-name="T9">es wirkt professioneller</text:span></text:span><text:span text:style-name="T8">.</text:span></text:p>
      <text:list xml:id="list8326027246236838234" text:style-name="L18">
        <text:list-item>
          <text:p text:style-name="P31"><text:span text:style-name="Strong_20_Emphasis"><text:span text:style-name="T9">Kinderplanung </text:span></text:span><text:span text:style-name="T8">– Kann ein Ablehnungsgrund sein, </text:span><text:a xlink:type="simple" xlink:href="http://www.bildung-news.com/bildung-und-karriere/bewerbung/unerlaubte-fragen-im-vorstellungsgespraech/"><text:span text:style-name="T16">Sie sind jedoch nicht verpflichtet</text:span></text:a><text:span text:style-name="T8"> die Firma über Ihren Kinderwunsch zu informieren.</text:span></text:p>
        </text:list-item>
        <text:list-item>
          <text:p text:style-name="P31"><text:span text:style-name="Strong_20_Emphasis"><text:span text:style-name="T9">Hausplanung </text:span></text:span><text:span text:style-name="T8">– Je nach Firma und Branche kann Ihnen dadurch das Attribut – unflexibel, da ortsgebunden – gegeben werden</text:span></text:p>
        </text:list-item>
      </text:list>
      <text:p text:style-name="P19"><text:span text:style-name="Strong_20_Emphasis"><text:span text:style-name="T9">Formulierungen</text:span></text:span><text:span text:style-name="T8">: Sätze, welche mit – </text:span><text:span text:style-name="Emphasis"><text:span text:style-name="T9">Vielleicht, Eventuell, Ich könnte, Ich würde, Schön wäre</text:span></text:span><text:span text:style-name="T8"> – beginnen, klingen nicht sehr selbstbewusst und überzeugend.</text:span></text:p>
      <text:p text:style-name="P19"><text:span text:style-name="Strong_20_Emphasis"><text:span text:style-name="T9">Seien Sie auf Nachfragen gefasst</text:span></text:span><text:span text:style-name="T8">: Sollte Ihre Antwort nicht überzeugend klingen, kann jederzeit die beliebte Frage kommen „Was meinen Sie eigentlich damit?“</text:span></text:p>
      <text:p text:style-name="Text_20_body"><text:line-break/><text:span text:style-name="T4">Warum wollen Sie bei uns arbeiten?</text:span></text:p>
      <text:p text:style-name="P8"><text:span text:style-name="T8">Diese ist eine der </text:span><text:span text:style-name="Strong_20_Emphasis"><text:span text:style-name="T11">wichtigsten Fragen</text:span></text:span><text:span text:style-name="T13"> </text:span><text:span text:style-name="T8">im Vorstellungsgespräch. Ganz unabhängig, ob Ihnen diese Frage gestellt wird oder nicht, müssen Sie in der Lage sein</text:span><text:span text:style-name="Strong_20_Emphasis"><text:span text:style-name="T14"> </text:span></text:span><text:span text:style-name="Strong_20_Emphasis"><text:span text:style-name="T11">Ihre Motivation in Worte zu fassen </text:span></text:span><text:span text:style-name="T8">und zu beweisen, dass Sie die</text:span><text:span text:style-name="Strong_20_Emphasis"><text:span text:style-name="T14"> </text:span></text:span><text:span text:style-name="Strong_20_Emphasis"><text:span text:style-name="T11">Firma kennen</text:span></text:span><text:span text:style-name="T8">, bei der Sie sich beworben haben.</text:span></text:p>
      <text:h text:style-name="P40" text:outline-level="3">Was darf man nicht antworten?</text:h>
      <text:list xml:id="list3746668768999774201" text:style-name="L19">
        <text:list-header>
          <text:p text:style-name="P36"><text:span text:style-name="Strong_20_Emphasis"><text:span text:style-name="T17">Der Job gefällt mir</text:span></text:span><text:span text:style-name="T8"> – auch andere Firmen bieten solche Stellen.</text:span></text:p>
        </text:list-header>
      </text:list>
      <text:list xml:id="list2347307024001418978" text:style-name="L20">
        <text:list-item>
          <text:p text:style-name="P32"><text:span text:style-name="Strong_20_Emphasis"><text:span text:style-name="T17">Ich möchte Geld verdienen</text:span></text:span><text:span text:style-name="T8"> – das möchte jeder Bewerber.</text:span></text:p>
        </text:list-item>
        <text:list-item>
          <text:p text:style-name="P32"><text:span text:style-name="Strong_20_Emphasis"><text:span text:style-name="T17">Ich will was Neues probieren</text:span></text:span><text:span text:style-name="T8"> – und danach gehen Sie wieder?</text:span></text:p>
        </text:list-item>
        <text:list-item>
          <text:p text:style-name="P32"><text:span text:style-name="Strong_20_Emphasis"><text:span text:style-name="T9">Übertreibungen</text:span></text:span><text:span text:style-name="T8">: Einschleimen, Schmeicheln, grosse Worte (oder Witze)</text:span></text:p>
        </text:list-item>
      </text:list>
      <text:list xml:id="list183610877757979" text:continue-list="list3746668768999774201" text:style-name="L19">
        <text:list-header>
          <text:p text:style-name="P36"/>
        </text:list-header>
      </text:list>
      <text:h text:style-name="P40" text:outline-level="3">Was möchte die Firma hier wissen?</text:h>
      <text:p text:style-name="P8"><text:span text:style-name="T8">Der Personaler stellt Ihnen diese Frage um </text:span><text:span text:style-name="Strong_20_Emphasis"><text:span text:style-name="T9">mehr über Sie zu erfahren</text:span></text:span><text:span text:style-name="T8"> und einige Antworten auf folgende (oder ähnliche) Fragen zu finden:</text:span></text:p>
      <text:list xml:id="list2313421288183160948" text:style-name="L21">
        <text:list-item>
          <text:p text:style-name="P33"><text:span text:style-name="Strong_20_Emphasis"><text:span text:style-name="T18">Vorbereitung</text:span></text:span><text:span text:style-name="T8">: Wie gut kennen Sie unsere Firma?</text:span></text:p>
        </text:list-item>
        <text:list-item>
          <text:p text:style-name="P33"><text:span text:style-name="Strong_20_Emphasis"><text:span text:style-name="T18">Vorstellung</text:span></text:span><text:span text:style-name="T8">: Wie stellen Sie sich das Arbeiten in unserer Firma vor?</text:span></text:p>
        </text:list-item>
        <text:list-item>
          <text:p text:style-name="P33"><text:soft-page-break/><text:span text:style-name="Strong_20_Emphasis"><text:span text:style-name="T18">Erstwunsch</text:span></text:span><text:span text:style-name="T8">: Ist die Bewerbung bei uns nur eine Notlösung?</text:span></text:p>
        </text:list-item>
        <text:list-item>
          <text:p text:style-name="P33"><text:span text:style-name="Strong_20_Emphasis"><text:span text:style-name="T21">Ausdauer</text:span></text:span><text:span text:style-name="T8">: Sehen Sie unsere Firma nur als Sprungbrett oder werden Sie </text:span><text:a xlink:type="simple" xlink:href="http://www.bildung-news.com/bildung-und-karriere/bewerbung/wie-lange-wollen-sie-bei-uns-arbeiten/"><text:span text:style-name="T16">längere Zeit bei uns arbeiten</text:span></text:a><text:span text:style-name="T8">?</text:span></text:p>
        </text:list-item>
      </text:list>
      <text:p text:style-name="P19"><text:span text:style-name="Strong_20_Emphasis"><text:span text:style-name="T9">Vermeiden Sie Widersprüche </text:span></text:span><text:span text:style-name="T8">zu Antworten auf andere Fragen. Bei 20 </text:span><text:a xlink:type="simple" xlink:href="http://www.bildung-news.com/bildung-und-karriere/bewerbung/haben-sie-sich-auch-bei-anderen-unternehmen-beworben/"><text:span text:style-name="T16">weiteren Bewerbungen</text:span></text:a><text:span text:style-name="T8"> wird es schwer darzulegen, dass diese Firma „die Allerbeste“ ist.</text:span></text:p>
      <text:p text:style-name="P19"><text:span text:style-name="T8">Lesen Sie hierzu auch die Antwortmöglichkeiten auf die Frage: „</text:span><text:a xlink:type="simple" xlink:href="http://www.bildung-news.com/bildung-und-karriere/bewerbung/antworten-auf-warum-sollten-wir-sie-einstellen/"><text:span text:style-name="T16">Warum sollten wir gerade Sie einstellen?</text:span></text:a><text:span text:style-name="T8">“</text:span></text:p>
      <text:p text:style-name="P8"><text:line-break/><text:span text:style-name="T8">Der Personaler stellt Ihnen diese Frage um </text:span><text:span text:style-name="Strong_20_Emphasis"><text:span text:style-name="T9">mehr über Sie zu erfahren</text:span></text:span><text:span text:style-name="T8"> und einige Antworten auf folgende (oder ähnliche) Fragen zu finden:</text:span></text:p>
      <text:list xml:id="list4109844959863045986" text:style-name="L22">
        <text:list-item>
          <text:p text:style-name="P34"><text:span text:style-name="Strong_20_Emphasis"><text:span text:style-name="T18">Vorbereitung</text:span></text:span><text:span text:style-name="T8">: Wie gut kennen Sie unsere Firma?</text:span></text:p>
        </text:list-item>
        <text:list-item>
          <text:p text:style-name="P34"><text:span text:style-name="Strong_20_Emphasis"><text:span text:style-name="T18">Vorstellung</text:span></text:span><text:span text:style-name="T8">: Wie stellen Sie sich das Arbeiten in unserer Firma vor?</text:span></text:p>
        </text:list-item>
        <text:list-item>
          <text:p text:style-name="P34"><text:span text:style-name="Strong_20_Emphasis"><text:span text:style-name="T18">Erstwunsch</text:span></text:span><text:span text:style-name="T8">: Ist die Bewerbung bei uns nur eine Notlösung?</text:span></text:p>
        </text:list-item>
        <text:list-item>
          <text:p text:style-name="P34"><text:span text:style-name="Strong_20_Emphasis"><text:span text:style-name="T21">Ausdauer</text:span></text:span><text:span text:style-name="T8">: Sehen Sie unsere Firma nur als Sprungbrett oder werden Sie </text:span><text:a xlink:type="simple" xlink:href="http://www.bildung-news.com/bildung-und-karriere/bewerbung/wie-lange-wollen-sie-bei-uns-arbeiten/"><text:span text:style-name="T16">längere Zeit bei uns arbeiten</text:span></text:a><text:span text:style-name="T8">?</text:span></text:p>
        </text:list-item>
      </text:list>
      <text:p text:style-name="P19"><text:span text:style-name="Strong_20_Emphasis"><text:span text:style-name="T9">Vermeiden Sie Widersprüche </text:span></text:span><text:span text:style-name="T8">zu Antworten auf andere Fragen. Bei 20 </text:span><text:a xlink:type="simple" xlink:href="http://www.bildung-news.com/bildung-und-karriere/bewerbung/haben-sie-sich-auch-bei-anderen-unternehmen-beworben/"><text:span text:style-name="T16">weiteren Bewerbungen</text:span></text:a><text:span text:style-name="T8"> wird es schwer darzulegen, dass diese Firma „die Allerbeste“ ist.</text:span></text:p>
      <text:p text:style-name="P19"><text:span text:style-name="T8">Lesen Sie hierzu auch die Antwortmöglichkeiten auf die Frage: „</text:span><text:a xlink:type="simple" xlink:href="http://www.bildung-news.com/bildung-und-karriere/bewerbung/antworten-auf-warum-sollten-wir-sie-einstellen/"><text:span text:style-name="T16">Warum sollten wir gerade Sie einstellen?</text:span></text:a><text:span text:style-name="T8">“</text:span></text:p>
      <text:p text:style-name="P8"><text:span text:style-name="T8">Gute Firmenkenntnisse sind das A und O bei der Beantwortung dieser Frage. Verdeutlichen Sie, dass Sie sich </text:span><text:a xlink:type="simple" xlink:href="http://www.bildung-news.com/bildung-und-karriere/bewerbung/was-wissen-sie-ueber-unser-unternehmen/"><text:span text:style-name="T16">für die Firma interessieren</text:span></text:a><text:span text:style-name="T8"> und mit ihr identifizieren:</text:span></text:p>
      <text:list xml:id="list8758493910447885999" text:style-name="L23">
        <text:list-item>
          <text:p text:style-name="P35"><text:span text:style-name="Strong_20_Emphasis"><text:span text:style-name="T9">Studieren Sie die Webseite</text:span></text:span><text:span text:style-name="T8"> der Firma sehr genau</text:span></text:p>
        </text:list-item>
        <text:list-item>
          <text:p text:style-name="P18">Lesen Sie Zeitungsartikel, Kritiken und Statistiken über Firma /Produkte</text:p>
        </text:list-item>
        <text:list-item>
          <text:p text:style-name="P35"><text:span text:style-name="Strong_20_Emphasis"><text:span text:style-name="T9">Reden Sie mit Angestellten</text:span></text:span><text:span text:style-name="T8"> der Firma</text:span></text:p>
        </text:list-item>
      </text:list>
      <text:p text:style-name="P19"><text:span text:style-name="Strong_20_Emphasis"><text:span text:style-name="T9">Aus welchen Gründen</text:span></text:span><text:span text:style-name="T8"> (unabhängig vom </text:span><text:a xlink:type="simple" xlink:href="http://www.bildung-news.com/bildung-und-karriere/bewerbung/welche-gehaltsvorstellung-im-vorstellungsgespraech/"><text:span text:style-name="T16">Gehalt</text:span></text:a><text:span text:style-name="T8">) ziehen Sie die neue Stelle Ihrem jetzigen Arbeitsplatz vor?</text:span></text:p>
      <text:p text:style-name="P17">Viele Bewerber nennen folgende Gründe:</text:p>
      <text:p text:style-name="P19"><text:span text:style-name="Emphasis"><text:span text:style-name="T9">interessant, guter Ruf, gute Aufstiegschancen, Weiterbildungsmöglichkeiten, international tätig, zukunftssicher, Tätigkeit macht Spass, übernimmt Azubis</text:span></text:span></text:p>
      <text:p text:style-name="P19"><text:span text:style-name="Strong_20_Emphasis"><text:span text:style-name="T9">Diese Antworten sind aber zu unspezifisch</text:span></text:span><text:span text:style-name="T8">, wenn Sie nicht genau erklären was Sie damit meinen, d.h. wie Sie die Firma wahrnehmen.</text:span></text:p>
      <text:p text:style-name="P19"><text:span text:style-name="Strong_20_Emphasis"><text:span text:style-name="T9">Ihre Motive sollten mit dem Stellenangebot harmonieren</text:span></text:span><text:span text:style-name="T8">. Es gibt Ihnen auch erste Ideen, welche Antworten Sie auf diese Frage vorbereiten können.</text:span></text:p>
      <text:p text:style-name="P19"><text:span text:style-name="Strong_20_Emphasis"><text:span text:style-name="T9">Fazit: Prüfen Sie jedes Argument</text:span></text:span><text:span text:style-name="T8">, ob es „genau auf diese Firma“ zutrifft, d.h. genau erklärt warum Sie hier, genau hier, arbeiten wollen.</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SZ Text" svg:font-family="'SZ Text', Georgia, Times, serif"/>
    <style:font-face style:name="SZoSans2017" svg:font-family="SZoSans2017, 'Neue Helvetica',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s </meta:initial-creator>
    <meta:creation-date>2018-04-02T17:44:36.686123296</meta:creation-date>
    <dc:date>2018-04-02T18:36:09.633199348</dc:date>
    <dc:creator>fabs </dc:creator>
    <meta:editing-duration>PT6M2S</meta:editing-duration>
    <meta:editing-cycles>1</meta:editing-cycles>
    <meta:document-statistic meta:table-count="0" meta:image-count="0" meta:object-count="0" meta:page-count="11" meta:paragraph-count="192" meta:word-count="4256" meta:character-count="27820" meta:non-whitespace-character-count="23773"/>
    <meta:generator>LibreOffice/4.2.7.2$Linux_X86_64 LibreOffice_project/420m0$Build-2</meta:generator>
  </office:meta>
</office:document-meta>
</file>